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99eb1"/>
    </style:style>
    <style:style style:name="P2" style:family="paragraph" style:parent-style-name="Standard">
      <style:text-properties fo:color="#000000" loext:opacity="100%" style:font-name="Cascadia Mono" fo:font-size="9.5pt" style:font-size-asian="9.5pt"/>
    </style:style>
    <style:style style:name="P3" style:family="paragraph" style:parent-style-name="Standard">
      <style:text-properties fo:color="#000000" loext:opacity="100%" style:font-name="Cascadia Mono" fo:font-size="9.5pt" officeooo:rsid="0009ad96" officeooo:paragraph-rsid="0009ad96" style:font-size-asian="9.5pt"/>
    </style:style>
    <style:style style:name="P4" style:family="paragraph" style:parent-style-name="Standard">
      <style:text-properties fo:color="#000000" loext:opacity="100%" style:font-name="Cascadia Mono" fo:font-size="9.5pt" style:font-size-asian="9.5pt"/>
    </style:style>
    <style:style style:name="P5" style:family="paragraph" style:parent-style-name="Standard">
      <style:text-properties fo:color="#000000" loext:opacity="100%" style:font-name="Cascadia Mono" fo:font-size="9.5pt" officeooo:paragraph-rsid="00099eb1" style:font-size-asian="9.5pt"/>
    </style:style>
    <style:style style:name="P6" style:family="paragraph" style:parent-style-name="Standard">
      <style:text-properties officeooo:rsid="000afa60" officeooo:paragraph-rsid="000afa60"/>
    </style:style>
    <style:style style:name="T1" style:family="text">
      <style:text-properties officeooo:rsid="000a424d"/>
    </style:style>
    <style:style style:name="T2" style:family="text">
      <style:text-properties officeooo:rsid="00099eb1"/>
    </style:style>
    <style:style style:name="T3" style:family="text">
      <style:text-properties fo:color="#0000ff" loext:opacity="100%" style:font-name="Cascadia Mono" fo:font-size="9.5pt" style:font-size-asian="9.5pt"/>
    </style:style>
    <style:style style:name="T4" style:family="text">
      <style:text-properties fo:color="#000000" loext:opacity="100%" style:font-name="Cascadia Mono" fo:font-size="9.5pt" style:font-size-asian="9.5pt"/>
    </style:style>
    <style:style style:name="T5" style:family="text">
      <style:text-properties fo:color="#2b91af" loext:opacity="100%" style:font-name="Cascadia Mono" fo:font-size="9.5pt" style:font-size-asian="9.5pt"/>
    </style:style>
    <style:style style:name="T6" style:family="text">
      <style:text-properties fo:color="#a31515" loext:opacity="100%" style:font-name="Cascadia Mono" fo:font-size="9.5pt" style:font-size-asian="9.5pt"/>
    </style:style>
    <style:style style:name="T7" style:family="text">
      <style:text-properties officeooo:rsid="0009ad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ra este ejercicio debemos crear un código </text:span>para poder imprimir en pantalla el nombre de un alumno o el nombre y la edad, según se prefiera. Para esto debe<text:span text:style-name="T2">mos</text:span> crear una clase alumno que contenga los constructores adecuados y al menos un método imprimirNombre y otro imprimirNombreEdad. </text:p>
      <text:p text:style-name="P1"/>
      <text:p text:style-name="P6">Realizamos la clase Alumno la cual contiene dos variables, los metodos get, set y dos console.write para mostrar la informacion.</text:p>
      <text:p text:style-name="P1"/>
      <text:p text:style-name="P1"><text:span text:style-name="T3">internal</text:span><text:span text:style-name="T4"> </text:span><text:span text:style-name="T3">class</text:span><text:span text:style-name="T4"> </text:span><text:span text:style-name="T5">Program</text:span></text:p>
      <text:p text:style-name="P2"><text:s text:c="4"/>{</text:p>
      <text:p text:style-name="Standard"><text:span text:style-name="T4"><text:s text:c="8"/></text:span><text:span text:style-name="T3">static</text:span><text:span text:style-name="T4"> </text:span><text:span text:style-name="T3">void</text:span><text:span text:style-name="T4"> Main(</text:span><text:span text:style-name="T3">string</text:span><text:span text:style-name="T4">[] args)</text:span></text:p>
      <text:p text:style-name="P2"><text:s text:c="8"/>{</text:p>
      <text:p text:style-name="P2"/>
      <text:p text:style-name="Standard"><text:span text:style-name="T4"><text:s text:c="12"/>Alumno Nuevo = </text:span><text:span text:style-name="T3">new</text:span><text:span text:style-name="T4"> Alumno();</text:span></text:p>
      <text:p text:style-name="P2"/>
      <text:p text:style-name="P2"><text:s text:c="12"/>Nuevo.setEdad(16);</text:p>
      <text:p text:style-name="Standard"><text:span text:style-name="T4"><text:s text:c="12"/>Nuevo.setNombre(</text:span><text:span text:style-name="T6">"Juan"</text:span><text:span text:style-name="T4">);</text:span></text:p>
      <text:p text:style-name="P2"/>
      <text:p text:style-name="P2"><text:s text:c="12"/>Nuevo.imprimirNombre();</text:p>
      <text:p text:style-name="P2"><text:s text:c="12"/>Nuevo.imprimirNombreEdad();</text:p>
      <text:p text:style-name="P2"><text:s text:c="8"/>}</text:p>
      <text:p text:style-name="P2"/>
      <text:p text:style-name="P2"/>
      <text:p text:style-name="P3">(creamos la clase Alumno)</text:p>
      <text:p text:style-name="Standard"><text:span text:style-name="T4"><text:s text:c="8"/></text:span><text:span text:style-name="T3">class</text:span><text:span text:style-name="T4"> </text:span><text:span text:style-name="T5">Alumno</text:span></text:p>
      <text:p text:style-name="P2"><text:s text:c="8"/>{</text:p>
      <text:p text:style-name="P2"/>
      <text:p text:style-name="Standard"><text:span text:style-name="T4"><text:s text:c="12"/></text:span><text:span text:style-name="T3">private</text:span><text:span text:style-name="T4"> </text:span><text:span text:style-name="T3">string</text:span><text:span text:style-name="T4"> nombreAlumno;</text:span></text:p>
      <text:p text:style-name="Standard"><text:span text:style-name="T4"><text:s text:c="12"/></text:span><text:span text:style-name="T3">private</text:span><text:span text:style-name="T4"> </text:span><text:span text:style-name="T3">int</text:span><text:span text:style-name="T4"> edadAlumno;</text:span></text:p>
      <text:p text:style-name="P2"/>
      <text:p text:style-name="Standard"><text:span text:style-name="T4"><text:s text:c="12"/></text:span><text:span text:style-name="T3">public</text:span><text:span text:style-name="T4"> </text:span><text:span text:style-name="T5">Alumno</text:span><text:span text:style-name="T4">()</text:span></text:p>
      <text:p text:style-name="P2"><text:s text:c="12"/>{</text:p>
      <text:p text:style-name="P2"/>
      <text:p text:style-name="Standard"><text:span text:style-name="T4"><text:s text:c="16"/></text:span><text:span text:style-name="T3">this</text:span><text:span text:style-name="T4">.nombreAlumno = </text:span><text:span text:style-name="T6">"ninguno"</text:span><text:span text:style-name="T4">;</text:span></text:p>
      <text:p text:style-name="Standard"><text:span text:style-name="T4"><text:s text:c="16"/></text:span><text:span text:style-name="T3">this</text:span><text:span text:style-name="T4">.edadAlumno = 0;</text:span></text:p>
      <text:p text:style-name="P2"><text:s text:c="12"/>}</text:p>
      <text:p text:style-name="P2"/>
      <text:p text:style-name="Standard"><text:span text:style-name="T4"><text:s text:c="12"/></text:span><text:span text:style-name="T3">public</text:span><text:span text:style-name="T4"> </text:span><text:span text:style-name="T5">Alumno</text:span><text:span text:style-name="T4">(</text:span><text:span text:style-name="T3">string</text:span><text:span text:style-name="T4"> nombreAlumno)</text:span></text:p>
      <text:p text:style-name="P2"><text:s text:c="12"/>{</text:p>
      <text:p text:style-name="P2"/>
      <text:p text:style-name="P2"/>
      <text:p text:style-name="Standard"><text:span text:style-name="T4"><text:s text:c="16"/></text:span><text:span text:style-name="T3">this</text:span><text:span text:style-name="T4">.nombreAlumno = nombreAlumno;</text:span></text:p>
      <text:p text:style-name="P2"><text:s text:c="12"/>}</text:p>
      <text:p text:style-name="P2"/>
      <text:p text:style-name="P2"/>
      <text:p text:style-name="P3">(creamos los metodos getters y setters)</text:p>
      <text:p text:style-name="Standard"><text:span text:style-name="T4"><text:s text:c="12"/></text:span><text:span text:style-name="T3">public</text:span><text:span text:style-name="T4"> </text:span><text:span text:style-name="T3">string</text:span><text:span text:style-name="T4"> getNombre()</text:span></text:p>
      <text:p text:style-name="P2"><text:s text:c="12"/>{</text:p>
      <text:p text:style-name="P2"/>
      <text:p text:style-name="Standard"><text:span text:style-name="T4"><text:s text:c="16"/></text:span><text:span text:style-name="T3">return</text:span><text:span text:style-name="T4"> (nombreAlumno);</text:span></text:p>
      <text:p text:style-name="P2"><text:s text:c="12"/>}</text:p>
      <text:p text:style-name="P2"/>
      <text:p text:style-name="Standard"><text:span text:style-name="T4"><text:s text:c="12"/></text:span><text:span text:style-name="T3">public</text:span><text:span text:style-name="T4"> </text:span><text:span text:style-name="T3">void</text:span><text:span text:style-name="T4"> setNombre(</text:span><text:span text:style-name="T3">string</text:span><text:span text:style-name="T4"> nombreAlumno)</text:span></text:p>
      <text:p text:style-name="P2"><text:s text:c="12"/>{</text:p>
      <text:p text:style-name="P2"/>
      <text:p text:style-name="Standard"><text:span text:style-name="T4"><text:s text:c="16"/></text:span><text:span text:style-name="T3">this</text:span><text:span text:style-name="T4">.nombreAlumno = nombreAlumno;</text:span></text:p>
      <text:p text:style-name="P2"/>
      <text:p text:style-name="P2"><text:s text:c="12"/>}</text:p>
      <text:p text:style-name="P2"/>
      <text:p text:style-name="Standard"><text:span text:style-name="T4"><text:s text:c="12"/></text:span><text:span text:style-name="T3">public</text:span><text:span text:style-name="T4"> </text:span><text:span text:style-name="T5">Alumno</text:span><text:span text:style-name="T4">(</text:span><text:span text:style-name="T3">int</text:span><text:span text:style-name="T4"> edad)</text:span></text:p>
      <text:p text:style-name="P2"><text:s text:c="12"/>{</text:p>
      <text:p text:style-name="P2"/>
      <text:p text:style-name="Standard"><text:span text:style-name="T4"><text:s text:c="16"/></text:span><text:span text:style-name="T3">this</text:span><text:span text:style-name="T4">.edadAlumno = edad;</text:span></text:p>
      <text:p text:style-name="P2"><text:soft-page-break/></text:p>
      <text:p text:style-name="P2"><text:s text:c="12"/>}</text:p>
      <text:p text:style-name="P2"/>
      <text:p text:style-name="Standard"><text:span text:style-name="T4"><text:s text:c="12"/></text:span><text:span text:style-name="T3">public</text:span><text:span text:style-name="T4"> </text:span><text:span text:style-name="T3">int</text:span><text:span text:style-name="T4"> getEdad()</text:span></text:p>
      <text:p text:style-name="P2"><text:s text:c="12"/>{</text:p>
      <text:p text:style-name="P2"/>
      <text:p text:style-name="Standard"><text:span text:style-name="T4"><text:s text:c="16"/></text:span><text:span text:style-name="T3">return</text:span><text:span text:style-name="T4"> (edadAlumno);</text:span></text:p>
      <text:p text:style-name="P2"/>
      <text:p text:style-name="P2"><text:s text:c="12"/>}</text:p>
      <text:p text:style-name="P2"/>
      <text:p text:style-name="Standard"><text:span text:style-name="T4"><text:s text:c="12"/></text:span><text:span text:style-name="T3">public</text:span><text:span text:style-name="T4"> </text:span><text:span text:style-name="T3">void</text:span><text:span text:style-name="T4"> setEdad(</text:span><text:span text:style-name="T3">int</text:span><text:span text:style-name="T4"> Edad)</text:span></text:p>
      <text:p text:style-name="P2"><text:s text:c="12"/>{</text:p>
      <text:p text:style-name="P2"><text:tab/></text:p>
      <text:p text:style-name="P2"><text:tab/><text:span text:style-name="T7">(asignamos un valor a la variable)</text:span></text:p>
      <text:p text:style-name="Standard"><text:span text:style-name="T4"><text:s text:c="16"/></text:span><text:span text:style-name="T3">this</text:span><text:span text:style-name="T4">.edadAlumno = Edad;</text:span></text:p>
      <text:p text:style-name="P2"/>
      <text:p text:style-name="P2"><text:s text:c="12"/>}</text:p>
      <text:p text:style-name="P2"/>
      <text:p text:style-name="P2"/>
      <text:p text:style-name="Standard"><text:span text:style-name="T4"><text:s text:c="12"/></text:span><text:span text:style-name="T3">public</text:span><text:span text:style-name="T4"> </text:span><text:span text:style-name="T3">void</text:span><text:span text:style-name="T4"> imprimirNombre()</text:span></text:p>
      <text:p text:style-name="P2"><text:s text:c="12"/>{</text:p>
      <text:p text:style-name="P2"/>
      <text:p text:style-name="P2"/>
      <text:p text:style-name="P3">(mostramos la informacion en pantalla)</text:p>
      <text:p text:style-name="P2"><text:s text:c="16"/>Console.WriteLine(nombreAlumno);</text:p>
      <text:p text:style-name="P2"/>
      <text:p text:style-name="P2"><text:s text:c="12"/>}</text:p>
      <text:p text:style-name="P2"/>
      <text:p text:style-name="Standard"><text:span text:style-name="T4"><text:s text:c="12"/></text:span><text:span text:style-name="T3">public</text:span><text:span text:style-name="T4"> </text:span><text:span text:style-name="T3">void</text:span><text:span text:style-name="T4"> imprimirNombreEdad()</text:span></text:p>
      <text:p text:style-name="P2"><text:s text:c="12"/>{</text:p>
      <text:p text:style-name="P2"/>
      <text:p text:style-name="Standard"><text:span text:style-name="T4"><text:s text:c="16"/>Console.WriteLine(nombreAlumno + </text:span><text:span text:style-name="T6">" "</text:span><text:span text:style-name="T4"> + edadAlumno);</text:span></text:p>
      <text:p text:style-name="P2"/>
      <text:p text:style-name="P2"><text:s text:c="12"/>}</text:p>
      <text:p text:style-name="P2"/>
      <text:p text:style-name="P2"/>
      <text:p text:style-name="P2"><text:s text:c="8"/>}</text:p>
      <text:p text:style-name="P2"/>
      <text:p text:style-name="P2"/>
      <text:p text:style-name="P5"><text:s text:c="4"/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2T19:44:46.587000000</dc:date>
    <meta:editing-duration>PT17M</meta:editing-duration>
    <meta:editing-cycles>3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60" meta:word-count="193" meta:character-count="1971" meta:non-whitespace-character-count="1210"/>
  </office:meta>
</office:document-meta>
</file>